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text-properties style:font-name="Liberation Serif" officeooo:paragraph-rsid="001b27f2"/>
    </style:style>
    <style:style style:name="P2" style:family="paragraph" style:parent-style-name="Text_20_body">
      <style:text-properties style:font-name="Liberation Serif" officeooo:rsid="0025c90b" officeooo:paragraph-rsid="001b27f2"/>
    </style:style>
    <style:style style:name="P3" style:family="paragraph" style:parent-style-name="Text_20_body">
      <style:text-properties style:font-name="Liberation Serif" officeooo:paragraph-rsid="001b27f2"/>
    </style:style>
    <style:style style:name="P4" style:family="paragraph" style:parent-style-name="Text_20_body">
      <style:text-properties officeooo:paragraph-rsid="001b27f2"/>
    </style:style>
    <style:style style:name="P5" style:family="paragraph" style:parent-style-name="First_20_Paragraph">
      <style:text-properties officeooo:paragraph-rsid="001ee2be"/>
    </style:style>
    <style:style style:name="P6" style:family="paragraph" style:parent-style-name="Text_20_body">
      <style:text-properties officeooo:rsid="00239f67" officeooo:paragraph-rsid="00250fd1"/>
    </style:style>
    <style:style style:name="P7" style:family="paragraph" style:parent-style-name="Text_20_body">
      <style:text-properties officeooo:rsid="0026b17c" officeooo:paragraph-rsid="0026b17c"/>
    </style:style>
    <style:style style:name="T1" style:family="text">
      <style:text-properties officeooo:rsid="00273fd6"/>
    </style:style>
    <style:style style:name="T2" style:family="text">
      <style:text-properties officeooo:rsid="0027cfbb"/>
    </style:style>
    <style:style style:name="T3" style:family="text">
      <style:text-properties officeooo:rsid="002786d5"/>
    </style:style>
    <style:style style:name="T4" style:family="text">
      <style:text-properties officeooo:rsid="0028a4a2"/>
    </style:style>
    <style:style style:name="T5" style:family="text">
      <style:text-properties style:font-name="Liberation Serif"/>
    </style:style>
    <style:style style:name="T6" style:family="text">
      <style:text-properties officeooo:rsid="00241ba6"/>
    </style:style>
    <style:style style:name="T7" style:family="text">
      <style:text-properties officeooo:rsid="0025c90b"/>
    </style:style>
    <style:style style:name="T8" style:family="text">
      <style:text-properties officeooo:rsid="002628e5"/>
    </style:style>
    <style:style style:name="T9" style:family="text">
      <style:text-properties officeooo:rsid="001df49b"/>
    </style:style>
    <style:style style:name="T10" style:family="text">
      <style:text-properties officeooo:rsid="001ee2be"/>
    </style:style>
    <style:style style:name="T11" style:family="text">
      <style:text-properties officeooo:rsid="0020c6fb"/>
    </style:style>
    <style:style style:name="T12" style:family="text">
      <style:text-properties officeooo:rsid="0022aaf9"/>
    </style:style>
    <style:style style:name="T13" style:family="text">
      <style:text-properties officeooo:rsid="00239f67"/>
    </style:style>
    <style:style style:name="T14" style:family="text">
      <style:text-properties fo:font-style="italic" officeooo:rsid="00239f67" style:font-style-asian="italic" style:font-style-complex="italic"/>
    </style:style>
    <style:style style:name="T15" style:family="text">
      <style:text-properties officeooo:rsid="0023a3c7"/>
    </style:style>
    <style:style style:name="T16" style:family="text">
      <style:text-properties officeooo:rsid="00250fd1"/>
    </style:style>
    <style:style style:name="T17" style:family="text">
      <style:text-properties officeooo:rsid="0026b1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www.ag.ndsu.edu/aben-plans/5186.pdf" text:style-name="Internet_20_link" text:visited-style-name="Visited_20_Internet_20_Link"><text:span text:style-name="T5">Cabin inspiration</text:span></text:a></text:p>
      <text:p text:style-name="P1"><text:span text:style-name="T6">Coyote held up the small wooden figurine. “It almost looks like you, doesn’t it?” </text:span><text:span text:style-name="T7">H</text:span><text:span text:style-name="T6">e asked the young doe grazing in his front yard. She glanced up at him and watched as he continued to </text:span><text:span text:style-name="T7">shape the figurine with his carving knife. A small beep sounded from inside the cabin Coyote called home. Coyote stood up and brushed the small wood chips off his pants, “Looks like I have another job offer.”</text:span></text:p>
      <text:p text:style-name="P2">The cabin’s front door opened into a large central room <text:span text:style-name="T8">that served as the living room, bedroom, and kitchen. To the left</text:span><text:span text:style-name="T1">,</text:span><text:span text:style-name="T8"> </text:span><text:span text:style-name="T1">stood a small table that could seat two people. </text:span><text:span text:style-name="T8">To the right was the living area with a sofa, </text:span><text:span text:style-name="T1">a</text:span><text:span text:style-name="T3"> </text:span><text:span text:style-name="T8">lamp, and a dresser. Further into the room stood a full-size bed and a small night table. A bathroom was hidden behind the wall the bed’s headboard rested against, </text:span><text:span text:style-name="T1">i</text:span><text:span text:style-name="T8">nside was a traditional bathtub and a small toilet. </text:span><text:span text:style-name="T1">Beside the bathroom </text:span><text:span text:style-name="T8">was a small kitchen with a tabletop stove and </text:span><text:span text:style-name="T1">a </text:span><text:span text:style-name="T8">sink. </text:span><text:span text:style-name="T3">The ceiling featured two medium-sized windows to let in the sun during the day and the stars at night. Solar panels took up the remaining ceiling real estate and provided the power to live comfortably. </text:span><text:span text:style-name="T1">The fourteen-by-twenty square-foot cabin was built by </text:span><text:span text:style-name="T3">Coyote</text:span><text:span text:style-name="T1"> and his father nearly twenty years ago </text:span><text:span text:style-name="T3">and the </text:span><text:span text:style-name="T1">dark wood had aged well . </text:span><text:span text:style-name="T3">D</text:span><text:span text:style-name="T1">espite Coyote’s large savings, he never felt the need to upgrade to a bigger house; </text:span><text:span text:style-name="T3">t</text:span><text:span text:style-name="T1">his was the perfect home for him.</text:span></text:p>
      <text:p text:style-name="P3"><text:span text:style-name="T1">Coyote sat down on the table and woke up his laptop. Sure enough, a new email sat in his inbox. Coyote read through the six-digit job offer before typing out a short reply and hitting send. </text:span><text:span text:style-name="T2">He sighed, h</text:span><text:span text:style-name="T3">is employer was sending him to the Dominican Republic </text:span><text:span text:style-name="T2">to carry out another hit on a religious group. Coyote grabbed his coat, a duffle bag, and the keys to his truck before heading out. The young doe that was keeping him company in the morning was no where in site as Coyote started up his Jeep and drove off </text:span><text:span text:style-name="T4">towards the south.</text:span></text:p>
      <text:p text:style-name="Horizontal_20_Line"/>
      <text:p text:style-name="P5"><text:span text:style-name="T9">Six</text:span> hours <text:span text:style-name="T9">later,</text:span> <text:span text:style-name="T9">Coyote</text:span> landed <text:span text:style-name="T9">his small plane </text:span>in a rural airport in the Dominican Republic. A small car waited for <text:span text:style-name="T10">him</text:span> outside the airport and he drove about fifteen minutes to his assigned safe house. <text:span text:style-name="T10">After checking the small, single-room apartment for hidden cameras and microphones, Coyote begin going over the documents regarding his targets.</text:span></text:p>
      <text:p text:style-name="P5"><text:span text:style-name="T10">Joseph and Elizabeth Hailey were an American couple who had arrived in the Dominican Republic about five months ago to help build a new building for a local church. In those five months, the couple had also managed to anger a wealthy businessman and the local gang. The </text:span><text:span text:style-name="T11">Hailey’s had endured harassment by the gang since shortly after they arrived and since the gang had no interest in killing Americans, the businessman, Matteo Black, had hired Coyote to do the job and stop the church from purchasing the land. </text:span><text:span text:style-name="T12">Black didn’t care how many casualties there were as long as either Joseph, Elizabeth, or both were killed and the church fully understood the warning. It needed to be bloody and preferably done in the open where the whole congregation could see it. This</text:span><text:span text:style-name="T11"> was a classic intimidation scheme and Coyote already wanted to get it over with, </text:span><text:span text:style-name="T12">mass murders were not his style and that was what Matteo Black wanted</text:span><text:span text:style-name="T11">.</text:span><text:span text:style-name="T12"> The first step would be to visit the church, figure out when they were busiest, and find a place with clear access to the targets. If all went well, Coyote would be back in his cabin in three days. </text:span><text:span text:style-name="T14">Well,</text:span><text:span text:style-name="T13"> Coyote thought to himself, </text:span><text:span text:style-name="T14">the sooner I start the sooner I will finish.</text:span></text:p>
      <text:p text:style-name="Horizontal_20_Line"/>
      <text:p text:style-name="P6"><text:soft-page-break/>The church was a small building with a <text:span text:style-name="T15">indoor </text:span>balcony <text:span text:style-name="T15">overlooking the pulpit. Altogether, the church probably housed</text:span> <text:span text:style-name="T15">around</text:span> two <text:span text:style-name="T15">to three </text:span>hundred people <text:span text:style-name="T15">at once</text:span>. <text:span text:style-name="T15">There was one main entrance in the front of the building consisting of two double doors </text:span><text:span text:style-name="T16">that opened up into the sanctuary</text:span><text:span text:style-name="T15">. </text:span><text:span text:style-name="T16">To the left was a staircase that went up to the balcony. </text:span><text:span text:style-name="T15">Several </text:span><text:span text:style-name="T16">three</text:span><text:span text:style-name="T15">-by-</text:span><text:span text:style-name="T16">two-f</text:span><text:span text:style-name="T15">eet windows lined the </text:span><text:span text:style-name="T16">top of the </text:span><text:span text:style-name="T15">left and right walls, </text:span><text:span text:style-name="T16">allowing light to filter through. On the balcony, the windows were much wider and allowed people to look out to the city. It was impossible to get in or out of the building without being seen, something that would make Coyote’s job much more difficult. The only area that had a bit of privacy was a door that led around back to the bathrooms. </text:span><text:span text:style-name="T17">The only way Coyote was going to get a clean shot at the Hailey’s was right before they entered the church. There were several buildings that had accessible rooftops, all he had to do was actually access them without being seen. Coyote spent about three hours before he found the perfect place to set up which even allowed him to see inside the pulpit inside the church, but not much else. By this time it was around noon, so Coyote spent the rest of the day watching the traffic going in and out of the building.</text:span></text:p>
      <text:p text:style-name="P7">The Hailey’s spent most of their time inside the church going over what Coyote assumed were plans for the new build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rst_20_Paragraph" style:display-name="First Paragraph" style:family="paragraph">
      <style:paragraph-properties fo:margin-top="0in" fo:margin-bottom="0.0972in" style:contextual-spacing="false" fo:line-height="115%"/>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0:30:48.896247894</meta:creation-date>
    <dc:date>2023-05-10T23:28:37.073210083</dc:date>
    <meta:editing-duration>PT43M46S</meta:editing-duration>
    <meta:editing-cycles>6</meta:editing-cycles>
    <meta:generator>LibreOffice/7.0.4.2$Linux_AARCH64 LibreOffice_project/00$Build-2</meta:generator>
    <meta:document-statistic meta:table-count="0" meta:image-count="0" meta:object-count="0" meta:page-count="2" meta:paragraph-count="8" meta:word-count="870" meta:character-count="4837" meta:non-whitespace-character-count="3975"/>
  </office:meta>
</office:document-meta>
</file>